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93f94" officeooo:paragraph-rsid="00193f94"/>
    </style:style>
    <style:style style:name="P2" style:family="paragraph" style:parent-style-name="Standard">
      <style:text-properties officeooo:rsid="00193f94" officeooo:paragraph-rsid="00193f94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93f94" officeooo:paragraph-rsid="00193f94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93f94" officeooo:paragraph-rsid="00193f9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3f94" officeooo:paragraph-rsid="00193f9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93f94" officeooo:paragraph-rsid="00193f94" style:font-size-asian="36pt" style:font-weight-asian="normal" style:font-size-complex="3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48pt" style:text-underline-style="solid" style:text-underline-width="auto" style:text-underline-color="font-color" fo:font-weight="bold" officeooo:rsid="00193f94" officeooo:paragraph-rsid="00193f94" style:font-size-asian="36pt" style:font-weight-asian="bold" style:font-size-complex="3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3f94" officeooo:paragraph-rsid="0019da06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rsid="0019da06" officeooo:paragraph-rsid="0019da06"/>
    </style:style>
    <style:style style:name="P10" style:family="paragraph" style:parent-style-name="Standard">
      <style:text-properties officeooo:rsid="001ad49c" officeooo:paragraph-rsid="001ad49c"/>
    </style:style>
    <style:style style:name="P11" style:family="paragraph" style:parent-style-name="Standard">
      <style:paragraph-properties fo:break-before="page"/>
      <style:text-properties officeooo:rsid="0019da06" officeooo:paragraph-rsid="0019da06"/>
    </style:style>
    <style:style style:name="P12" style:family="paragraph" style:parent-style-name="Standard" style:list-style-name="L1">
      <style:text-properties officeooo:rsid="0019da06" officeooo:paragraph-rsid="0019da06"/>
    </style:style>
    <style:style style:name="P13" style:family="paragraph" style:parent-style-name="Standard" style:list-style-name="L3">
      <style:text-properties officeooo:rsid="0019da06" officeooo:paragraph-rsid="0019da06"/>
    </style:style>
    <style:style style:name="P14" style:family="paragraph" style:parent-style-name="Standard" style:list-style-name="L2">
      <style:text-properties officeooo:rsid="001ad49c" officeooo:paragraph-rsid="001ad49c"/>
    </style:style>
    <style:style style:name="P15" style:family="paragraph" style:parent-style-name="Standard" style:list-style-name="L3">
      <style:text-properties officeooo:rsid="001ad49c" officeooo:paragraph-rsid="001ad49c"/>
    </style:style>
    <style:style style:name="P16" style:family="paragraph" style:parent-style-name="Standard" style:list-style-name="L3">
      <style:text-properties fo:font-size="16pt" style:text-underline-style="solid" style:text-underline-width="auto" style:text-underline-color="font-color" fo:font-weight="bold" officeooo:rsid="0019da06" officeooo:paragraph-rsid="0019da06" style:font-weight-asian="bold" style:font-weight-complex="bold"/>
    </style:style>
    <style:style style:name="P17" style:family="paragraph" style:parent-style-name="Standard" style:list-style-name="L3">
      <style:text-properties fo:font-size="14pt" style:text-underline-style="solid" style:text-underline-width="auto" style:text-underline-color="font-color" fo:font-weight="normal" officeooo:rsid="001ad49c" officeooo:paragraph-rsid="001ad49c" style:font-weight-asian="normal" style:font-weight-complex="normal"/>
    </style:style>
    <style:style style:name="P18" style:family="paragraph" style:parent-style-name="Standard" style:list-style-name="L3">
      <style:text-properties fo:font-size="14pt" style:text-underline-style="solid" style:text-underline-width="auto" style:text-underline-color="font-color" officeooo:rsid="001b7f9f" officeooo:paragraph-rsid="001b7f9f"/>
    </style:style>
    <style:style style:name="P19" style:family="paragraph" style:parent-style-name="Standard" style:list-style-name="L3">
      <style:text-properties fo:font-size="14pt" style:text-underline-style="solid" style:text-underline-width="auto" style:text-underline-color="font-color" officeooo:rsid="001de4cf" officeooo:paragraph-rsid="001de4cf"/>
    </style:style>
    <style:style style:name="P20" style:family="paragraph" style:parent-style-name="Standard" style:list-style-name="L3">
      <style:text-properties fo:font-size="14pt" style:text-underline-style="solid" style:text-underline-width="auto" style:text-underline-color="font-color" officeooo:rsid="001e613a" officeooo:paragraph-rsid="001e613a"/>
    </style:style>
    <style:style style:name="P21" style:family="paragraph" style:parent-style-name="Standard" style:list-style-name="L3">
      <style:text-properties officeooo:rsid="001b7f9f" officeooo:paragraph-rsid="001b7f9f"/>
    </style:style>
    <style:style style:name="P22" style:family="paragraph" style:parent-style-name="Standard" style:list-style-name="L3">
      <style:text-properties officeooo:rsid="001ba7a4" officeooo:paragraph-rsid="001ba7a4"/>
    </style:style>
    <style:style style:name="P23" style:family="paragraph" style:parent-style-name="Standard" style:list-style-name="L3">
      <style:text-properties officeooo:rsid="001c0c60" officeooo:paragraph-rsid="001c0c60"/>
    </style:style>
    <style:style style:name="P24" style:family="paragraph" style:parent-style-name="Standard" style:list-style-name="L3">
      <style:text-properties officeooo:rsid="001de4cf" officeooo:paragraph-rsid="001de4cf"/>
    </style:style>
    <style:style style:name="P25" style:family="paragraph" style:parent-style-name="Standard" style:list-style-name="L3">
      <style:text-properties officeooo:rsid="001e613a" officeooo:paragraph-rsid="001e613a"/>
    </style:style>
    <style:style style:name="P26" style:family="paragraph" style:parent-style-name="Standard" style:list-style-name="">
      <style:text-properties officeooo:rsid="001e613a" officeooo:paragraph-rsid="001e613a"/>
    </style:style>
    <style:style style:name="P27" style:family="paragraph" style:parent-style-name="Standard" style:list-style-name="L3">
      <style:text-properties officeooo:rsid="001fda02" officeooo:paragraph-rsid="001fda02"/>
    </style:style>
    <style:style style:name="P28" style:family="paragraph" style:parent-style-name="Standard" style:list-style-name="L3">
      <style:text-properties officeooo:rsid="0021920b" officeooo:paragraph-rsid="0021920b"/>
    </style:style>
    <style:style style:name="P29" style:family="paragraph" style:parent-style-name="Standard" style:list-style-name="L3">
      <style:text-properties officeooo:rsid="0022fc04" officeooo:paragraph-rsid="0022fc04"/>
    </style:style>
    <style:style style:name="P30" style:family="paragraph" style:parent-style-name="Standard" style:list-style-name="L3">
      <style:paragraph-properties fo:break-before="page"/>
      <style:text-properties fo:font-size="16pt" style:text-underline-style="solid" style:text-underline-width="auto" style:text-underline-color="font-color" fo:font-weight="bold" officeooo:rsid="001e613a" officeooo:paragraph-rsid="001e613a" style:font-weight-asian="bold" style:font-weight-complex="bold"/>
    </style:style>
    <style:style style:name="T1" style:family="text">
      <style:text-properties officeooo:rsid="001b7f9f"/>
    </style:style>
    <style:style style:name="T2" style:family="text">
      <style:text-properties officeooo:rsid="001ba7a4"/>
    </style:style>
    <style:style style:name="T3" style:family="text">
      <style:text-properties officeooo:rsid="001c0c60"/>
    </style:style>
    <style:style style:name="T4" style:family="text">
      <style:text-properties officeooo:rsid="001de4cf"/>
    </style:style>
    <style:style style:name="T5" style:family="text">
      <style:text-properties officeooo:rsid="002192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7">Thème III</text:p>
      <text:p text:style-name="P3">Dynamiques géographiques des grandes aires continentales </text:p>
      <text:p text:style-name="P2"/>
      <text:p text:style-name="P2"/>
      <text:p text:style-name="P4">Séquence I</text:p>
      <text:p text:style-name="P5">L’Amérique : puissance du Nord, affirmation du Sud</text:p>
      <text:p text:style-name="P2"/>
      <text:p text:style-name="P2"/>
      <text:p text:style-name="P8">Séance 1 : Le continent américain : entre tensions et intégrations régionales</text:p>
      <text:p text:style-name="P2"/>
      <text:p text:style-name="P9"/>
      <text:p text:style-name="P9">Nord, pays développés : États-Unis, Canada</text:p>
      <text:p text:style-name="P9"/>
      <text:p text:style-name="P9">//</text:p>
      <text:p text:style-name="P9">Mise en place d’alliances régionales : ALENA et MERCOSUR </text:p>
      <text:p text:style-name="P9"/>
      <text:p text:style-name="P9">Quelque chiffres :</text:p>
      <text:list xml:id="list1779562796619849154" text:style-name="L1">
        <text:list-item>
          <text:p text:style-name="P12">42M de km² </text:p>
        </text:list-item>
        <text:list-item>
          <text:p text:style-name="P12">15 000 km du nord au sud </text:p>
        </text:list-item>
        <text:list-item>
          <text:p text:style-name="P12">972M d’habitants </text:p>
        </text:list-item>
        <text:list-item>
          <text:p text:style-name="P12">35 pays et 19 dépendances </text:p>
        </text:list-item>
      </text:list>
      <text:p text:style-name="P9"/>
      <text:p text:style-name="P10"/>
      <text:p text:style-name="P10">Problématique : </text:p>
      <text:list xml:id="list1803485511712013623" text:style-name="L2">
        <text:list-item>
          <text:p text:style-name="P14">Les initiatives d’intégrations régionales reflètent-elles ou résorbent-elles les tensions qui affectent le continent américain ?</text:p>
        </text:list-item>
      </text:list>
      <text:p text:style-name="P9"/>
      <text:p text:style-name="P11"/>
      <text:list xml:id="list3648859723488342769" text:style-name="L3">
        <text:list-item>
          <text:p text:style-name="P16">Le continent américain : un continent aux multiples contrastes</text:p>
          <text:p text:style-name="P13">Quels différents contrastes apparaissent sur le continent américain ? </text:p>
          <text:list>
            <text:list-item>
              <text:p text:style-name="P17">Les contrastes culturels : un continent entre influence états-unienne, affirmation des <text:span text:style-name="T1">S</text:span>uds et métissage</text:p>
              <text:list>
                <text:list-header>
                  <text:p text:style-name="P15">Amérique coupée en 2 : Amérique anglo-saxonne – Amérique latine </text:p>
                  <text:p text:style-name="P15">Langues : </text:p>
                  <text:list>
                    <text:list-header>
                      <text:p text:style-name="P15">Beaucoup Anglais, Espagnol, Portugais </text:p>
                      <text:p text:style-name="P15">Des minorités indiennes ont reçu la reconnaissance de leurs langues </text:p>
                    </text:list-header>
                  </text:list>
                  <text:p text:style-name="P15">Religions : </text:p>
                  <text:list text:continue-numbering="true">
                    <text:list-header>
                      <text:p text:style-name="P15">Nord = protestants, Sud = catholiques </text:p>
                    </text:list-header>
                  </text:list>
                  <text:p text:style-name="P21">Ethnicité : </text:p>
                  <text:list text:continue-numbering="true">
                    <text:list-header>
                      <text:p text:style-name="P21">USA Nord : + de blancs </text:p>
                      <text:p text:style-name="P21">USA Sud : + de noirs </text:p>
                    </text:list-header>
                  </text:list>
                  <text:p text:style-name="P21">Le Sud s’américanise </text:p>
                  <text:list text:continue-numbering="true">
                    <text:list-header>
                      <text:p text:style-name="P21">En Bolivie, il y a par exemple un mur Coca-Cola </text:p>
                      <text:p text:style-name="P21">L’influence des Nords sur les Suds est très importante </text:p>
                    </text:list-header>
                  </text:list>
                  <text:p text:style-name="P21">Mais il y a des Suds qui veulent s’affirmer culturellement, développer leur soft-power </text:p>
                  <text:list text:continue-numbering="true">
                    <text:list-header>
                      <text:p text:style-name="P21">Le Brésil avec le carnaval, la coupe du monde de foot, et les <text:span text:style-name="T2">jeux olympiques </text:span></text:p>
                    </text:list-header>
                  </text:list>
                </text:list-header>
              </text:list>
              <text:p text:style-name="P21"/>
            </text:list-item>
            <text:list-item>
              <text:p text:style-name="P18">Les contrastes de développement</text:p>
              <text:list>
                <text:list-header>
                  <text:p text:style-name="P22">Amérique du Nord</text:p>
                  <text:list>
                    <text:list-header>
                      <text:p text:style-name="P22">IDH très élevé </text:p>
                      <text:p text:style-name="P22">Société urbaine </text:p>
                      <text:p text:style-name="P22">Taux de chômage faible ou inexistant </text:p>
                      <text:p text:style-name="P22">Fortes discriminations </text:p>
                    </text:list-header>
                  </text:list>
                  <text:p text:style-name="P22">Sud émergents </text:p>
                  <text:list text:continue-numbering="true">
                    <text:list-header>
                      <text:p text:style-name="P22"><text:span text:style-name="T4">Les « jaguars » : </text:span>Brésil, Argentine, Chili, <text:span text:style-name="T3">Colombie, Venezuela, Mexique </text:span></text:p>
                      <text:p text:style-name="P22">Forte croissance grâce <text:span text:style-name="T3">à l’agriculture, l’élevage, les hydrocarbures </text:span></text:p>
                    </text:list-header>
                  </text:list>
                  <text:p text:style-name="P23">Sud sud </text:p>
                  <text:list text:continue-numbering="true">
                    <text:list-header>
                      <text:p text:style-name="P23">Amérique centrale, andine, Haïti </text:p>
                      <text:p text:style-name="P23">//</text:p>
                      <text:p text:style-name="P23">Peu intégrés à la mondialisation </text:p>
                      <text:p text:style-name="P24">Plus les autres pays s’intègrent à la mondialisation, plus ceux-ci sont mis de coté </text:p>
                    </text:list-header>
                  </text:list>
                </text:list-header>
              </text:list>
              <text:p text:style-name="P24"/>
            </text:list-item>
            <text:list-item>
              <text:p text:style-name="P19">Des régimes politiques différents</text:p>
              <text:list>
                <text:list-header>
                  <text:p text:style-name="P24">Nord </text:p>
                  <text:list>
                    <text:list-header>
                      <text:p text:style-name="P24">Démocratie libérale, économie de marché </text:p>
                    </text:list-header>
                  </text:list>
                  <text:p text:style-name="P24">Sud </text:p>
                  <text:list text:continue-numbering="true">
                    <text:list-header>
                      <text:p text:style-name="P24">Processus de démocratisation depuis la fin de la guerre froide </text:p>
                      <text:p text:style-name="P24">Même si certains sont encore sous une dictature (Cuba) </text:p>
                      <text:p text:style-name="P25">Instabilités politiques </text:p>
                      <text:p text:style-name="P25">Gauche socialiste arrivée au pouvoir avec un discours anti-Américain </text:p>
                      <text:list>
                        <text:list-header>
                          <text:p text:style-name="P25">Ils veulent constituer des alliances pour repousser cette domination des Nords </text:p>
                        </text:list-header>
                      </text:list>
                    </text:list-header>
                  </text:list>
                </text:list-header>
              </text:list>
            </text:list-item>
          </text:list>
          <text:p text:style-name="P25"/>
        </text:list-item>
      </text:list>
      <text:p text:style-name="P26"/>
      <text:list xml:id="list120508509619949" text:continue-numbering="true" text:style-name="L3">
        <text:list-item>
          <text:p text:style-name="P30">De multiples tensions</text:p>
          <text:list>
            <text:list-item>
              <text:p text:style-name="P20">L’hégémonie américaine est la première source de tension</text:p>
              <text:list>
                <text:list-item>
                  <text:list>
                    <text:list-header>
                      <text:p text:style-name="P25">Hégémonie = volonté de dominer </text:p>
                    </text:list-header>
                  </text:list>
                  <text:p text:style-name="P27">Les États-Unis revendiquent qu’il faut qu’il y ait une décolonisation </text:p>
                  <text:list text:continue-numbering="true">
                    <text:list-header>
                      <text:p text:style-name="P27">Doctrine Monroe : L’Amérique aux américains </text:p>
                      <text:list>
                        <text:list-header>
                          <text:p text:style-name="P27"><text:span text:style-name="T5">Il </text:span>aide à chasser quelque<text:span text:style-name="T5">s colons </text:span></text:p>
                        </text:list-header>
                      </text:list>
                      <text:p text:style-name="P28">L’Amérique Centrale, notamment les Caraïbes, deviennent l’arrière-cours des États-Unis </text:p>
                    </text:list-header>
                  </text:list>
                  <text:p text:style-name="P28">Amérique du Nord : « On est les gardiens de votre liberté » </text:p>
                  <text:p text:style-name="P28">Tensions pendant la guerre froide </text:p>
                  <text:p text:style-name="P29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3f94" officeooo:paragraph-rsid="00193f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éographie <text:tab/><text:tab/>T3 S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03:51.207000000</meta:creation-date>
    <dc:date>2019-03-19T12:05:06.658000000</dc:date>
    <meta:editing-duration>PT12M53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65" meta:word-count="411" meta:character-count="2655" meta:non-whitespace-character-count="2270"/>
  </office:meta>
</office:document-meta>
</file>